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3fe" officeooo:paragraph-rsid="000583fe"/>
    </style:style>
    <style:style style:name="P2" style:family="paragraph" style:parent-style-name="Standard">
      <style:text-properties fo:language="en" fo:country="US" officeooo:rsid="0009fcba" officeooo:paragraph-rsid="0009fcba"/>
    </style:style>
    <style:style style:name="P3" style:family="paragraph" style:parent-style-name="Standard">
      <style:text-properties fo:language="en" fo:country="US" officeooo:rsid="000583fe" officeooo:paragraph-rsid="000583fe"/>
    </style:style>
    <style:style style:name="P4" style:family="paragraph" style:parent-style-name="Standard">
      <style:text-properties fo:language="en" fo:country="US" officeooo:rsid="000765ab" officeooo:paragraph-rsid="000765ab"/>
    </style:style>
    <style:style style:name="T1" style:family="text">
      <style:text-properties officeooo:rsid="0008f569"/>
    </style:style>
    <style:style style:name="T2" style:family="text">
      <style:text-properties officeooo:rsid="0009fcba"/>
    </style:style>
    <style:style style:name="T3" style:family="text">
      <style:text-properties officeooo:rsid="000b4b50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Instantiate</text:span> and deploy a contract ‘greetings’ with <text:span text:style-name="T3">functions ‘getGreetings’ and setGreetings’</text:span></text:p>
      <text:p text:style-name="P2"/>
      <text:p text:style-name="P2"/>
      <text:p text:style-name="P3"/>
      <text:p text:style-name="P3">Web3 = require(‘web3’)</text:p>
      <text:p text:style-name="P3"/>
      <text:p text:style-name="P1"><text:span text:style-name="T4">web3 <text:s/>= new Web3(new Web3.providers.HttpProvider(“</text:span><text:a xlink:type="simple" xlink:href="http://localhost:8545/" text:style-name="Internet_20_link" text:visited-style-name="Visited_20_Internet_20_Link"><text:span text:style-name="T4">http://localhost:8545</text:span></text:a><text:span text:style-name="T4">”))</text:span></text:p>
      <text:p text:style-name="P3"/>
      <text:p text:style-name="P3"><text:s text:c="9"/>web3.eth.acccounts</text:p>
      <text:p text:style-name="P3"/>
      <text:p text:style-name="P3">solc = require(‘solc’)</text:p>
      <text:p text:style-name="P3"/>
      <text:p text:style-name="P3">sourceCode = fs.readFileSync(‘Greetings.sol’).toString()</text:p>
      <text:p text:style-name="P3"/>
      <text:p text:style-name="P3">compiledCode = solc.compile(sourceCode)</text:p>
      <text:p text:style-name="P3"/>
      <text:p text:style-name="P3">contractABI = JSON.parse(compiledCode.contracts[‘:Greetings’].interface</text:p>
      <text:p text:style-name="P3"/>
      <text:p text:style-name="P3">byteCode = compiledCode.contracts[‘:Greetings’].bytecode</text:p>
      <text:p text:style-name="P3"/>
      <text:p text:style-name="P4">greetingsContract = web3.eth.contract(contractABI)</text:p>
      <text:p text:style-name="P4"/>
      <text:p text:style-name="P4"><text:s text:c="29"/><text:span text:style-name="T1">Deploy</text:span></text:p>
      <text:p text:style-name="P4"/>
      <text:p text:style-name="P4">greetingsDeployed = greetingsContract.new({data: byteCode, from: web3.eth.accounts[0], gas: 4700000})</text:p>
      <text:p text:style-name="P4"/>
      <text:p text:style-name="P4"/>
      <text:p text:style-name="P4">greetingsDeployed.address</text:p>
      <text:p text:style-name="P4"/>
      <text:p text:style-name="P4">greetingsInstance = greetingsContract.at(greetingsDeployed.address)</text:p>
      <text:p text:style-name="P4"/>
      <text:p text:style-name="P4"/>
      <text:p text:style-name="P4"/>
      <text:p text:style-name="P4"><text:s text:c="6"/><text:span text:style-name="T1">Use functions</text:span> <text:s text:c="11"/></text:p>
      <text:p text:style-name="P4"/>
      <text:p text:style-name="P4">greetingsInstance.getGreetings() <text:s text:c="19"/>(free no gas, ‘constant’ function no change to chain )</text:p>
      <text:p text:style-name="P4"/>
      <text:p text:style-name="P4">greetingsInstance.set<text:span text:style-name="T2">G</text:span>reetings(“Hello world”), {from: web3.eth.accounts[0]}) <text:s text:c="9"/>(gas charged, <text:s text:c="174"/>chain changed and min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52:36.326061386</meta:creation-date>
    <dc:date>2018-01-11T21:19:35.775322392</dc:date>
    <meta:editing-duration>PT5M5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1" meta:paragraph-count="17" meta:word-count="74" meta:character-count="1173" meta:non-whitespace-character-count="857"/>
  </office:meta>
</office:document-meta>
</file>